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iston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ston" fo:font-size="60pt" style:font-size-asian="60pt" style:font-size-complex="60pt"/>
    </style:style>
    <style:style style:name="P4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Ariston" fo:font-size="60pt" style:font-size-asian="60pt" style:font-size-complex="60pt"/>
    </style:style>
    <style:style style:name="T2" style:family="text">
      <style:text-properties style:font-name="Ariston" fo:font-size="48pt" style:font-size-asian="48pt" style:font-size-complex="4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365cm" svg:y="1.414cm">
          <draw:text-box>
            <text:p text:style-name="P2"><text:span text:style-name="T1">Indo</text:span><text:span text:style-name="T1">or</text:span></text:p>
            <text:p text:style-name="P2"><text:span text:style-name="T2">Decor</text:span><text:span text:style-name="T2">ations</text:span></text:p>
          </draw:text-box>
        </draw:frame>
        <draw:frame draw:style-name="gr3" draw:text-style-name="P5" draw:layer="layout" svg:width="12.181cm" svg:height="3.095cm" svg:x="1.495cm" svg:y="5.355cm">
          <draw:text-box>
            <text:p text:style-name="P4"><text:span text:style-name="T3">Tree Ornaments,</text:span></text:p>
            <text:p text:style-name="P4"><text:span text:style-name="T3">Carol-Lights,</text:span></text:p>
            <text:p text:style-name="P4"><text:span text:style-name="T3">Garland,</text:span></text:p>
            <text:p text:style-name="P4"><text:span text:style-name="T3">And more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31:10.617087007</dc:date>
    <meta:editing-duration>PT37M47S</meta:editing-duration>
    <meta:editing-cycles>4</meta:editing-cycles>
    <meta:generator>LibreOffice/7.4.5.1$Linux_X86_64 LibreOffice_project/9c0871452b3918c1019dde9bfac75448afc4b57f</meta:generator>
    <meta:print-date>2023-03-13T18:30:44.125535656</meta:print-date>
    <meta:document-statistic meta:object-count="3"/>
  </office:meta>
</office:document-meta>
</file>